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C0000002F6C93E4E39CE3F193.png" manifest:media-type="image/png"/>
  <manifest:file-entry manifest:full-path="Pictures/10000000000001060000001ABAFF824284E0A2A3.png" manifest:media-type="image/png"/>
  <manifest:file-entry manifest:full-path="Pictures/100000000000021600000023CE299B4D59A51A5E.png" manifest:media-type="image/png"/>
  <manifest:file-entry manifest:full-path="Pictures/10000000000002360000001B846BC9FB5EFAC59C.png" manifest:media-type="image/png"/>
  <manifest:file-entry manifest:full-path="Pictures/100000000000017B000000219E941BE03E8F1BB0.png" manifest:media-type="image/png"/>
  <manifest:file-entry manifest:full-path="Pictures/1000000000000168000000195FD5C465E04CC315.png" manifest:media-type="image/png"/>
  <manifest:file-entry manifest:full-path="Pictures/10000000000000AB0000001D3FD074FB65E4A36A.png" manifest:media-type="image/png"/>
  <manifest:file-entry manifest:full-path="Pictures/100000000000019D0000001FF18D230ECE7D920C.png" manifest:media-type="image/png"/>
  <manifest:file-entry manifest:full-path="Pictures/100000000000022E0000001509361EF3CA7C97AA.png" manifest:media-type="image/png"/>
  <manifest:file-entry manifest:full-path="Pictures/10000000000000ED0000002284EED6BDE01522EA.png" manifest:media-type="image/png"/>
  <manifest:file-entry manifest:full-path="Pictures/100000000000017C0000001F9C5F6A2864AF57EE.png" manifest:media-type="image/png"/>
  <manifest:file-entry manifest:full-path="Pictures/100000000000018B00000021F197FB62D140E3CC.png" manifest:media-type="image/png"/>
  <manifest:file-entry manifest:full-path="Pictures/10000000000000A70000001B818A769C8D0E53BE.png" manifest:media-type="image/png"/>
  <manifest:file-entry manifest:full-path="Pictures/100000000000006C0000002003A13AC5E15A2B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4c72"/>
    </style:style>
    <style:style style:name="P2" style:family="paragraph" style:parent-style-name="Standard">
      <style:text-properties officeooo:rsid="0017e8b5" officeooo:paragraph-rsid="0017e8b5"/>
    </style:style>
    <style:style style:name="P3" style:family="paragraph" style:parent-style-name="Standard">
      <style:text-properties officeooo:rsid="0019c1eb" officeooo:paragraph-rsid="0019c1eb"/>
    </style:style>
    <style:style style:name="P4" style:family="paragraph" style:parent-style-name="Standard">
      <style:text-properties officeooo:rsid="001fe8ff" officeooo:paragraph-rsid="001fe8ff"/>
    </style:style>
    <style:style style:name="P5" style:family="paragraph" style:parent-style-name="Standard">
      <style:text-properties officeooo:rsid="00144c72"/>
    </style:style>
    <style:style style:name="P6" style:family="paragraph" style:parent-style-name="Standard">
      <style:text-properties officeooo:rsid="002261af" officeooo:paragraph-rsid="002261af"/>
    </style:style>
    <style:style style:name="P7" style:family="paragraph" style:parent-style-name="Standard">
      <style:text-properties officeooo:rsid="002400b2" officeooo:paragraph-rsid="002400b2"/>
    </style:style>
    <style:style style:name="P8" style:family="paragraph" style:parent-style-name="Standard">
      <style:text-properties officeooo:rsid="00249a53" officeooo:paragraph-rsid="00249a53"/>
    </style:style>
    <style:style style:name="P9" style:family="paragraph" style:parent-style-name="Standard">
      <style:text-properties officeooo:rsid="0025792e" officeooo:paragraph-rsid="0025792e"/>
    </style:style>
    <style:style style:name="P10" style:family="paragraph" style:parent-style-name="Standard">
      <style:text-properties officeooo:rsid="0026e455" officeooo:paragraph-rsid="0026e455"/>
    </style:style>
    <style:style style:name="P11" style:family="paragraph" style:parent-style-name="Standard">
      <style:text-properties officeooo:rsid="00272a10" officeooo:paragraph-rsid="00272a10"/>
    </style:style>
    <style:style style:name="P12" style:family="paragraph" style:parent-style-name="Standard">
      <style:text-properties officeooo:rsid="00274df4" officeooo:paragraph-rsid="00274df4"/>
    </style:style>
    <style:style style:name="P13" style:family="paragraph" style:parent-style-name="Standard">
      <style:text-properties officeooo:rsid="00293ba4" officeooo:paragraph-rsid="00293ba4"/>
    </style:style>
    <style:style style:name="P14" style:family="paragraph" style:parent-style-name="Standard">
      <style:text-properties officeooo:rsid="002ad69e" officeooo:paragraph-rsid="002ad69e"/>
    </style:style>
    <style:style style:name="P15" style:family="paragraph" style:parent-style-name="Standard">
      <style:text-properties officeooo:rsid="002be12f" officeooo:paragraph-rsid="002be12f"/>
    </style:style>
    <style:style style:name="P16" style:family="paragraph" style:parent-style-name="Standard">
      <style:text-properties fo:font-size="20pt" officeooo:rsid="00144c72" style:font-size-asian="20pt" style:font-size-complex="20pt"/>
    </style:style>
    <style:style style:name="P17" style:family="paragraph" style:parent-style-name="Standard">
      <style:text-properties fo:color="#729fcf" loext:opacity="100%" fo:font-size="14pt" officeooo:rsid="002be12f" officeooo:paragraph-rsid="002be12f" fo:background-color="#dee6ef" style:font-size-asian="14pt" style:font-size-complex="14pt"/>
    </style:style>
    <style:style style:name="T1" style:family="text">
      <style:text-properties officeooo:rsid="00204330"/>
    </style:style>
    <style:style style:name="T2" style:family="text">
      <style:text-properties officeooo:rsid="00293b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776cm" svg:y="-0.035cm" svg:width="8.784cm" svg:height="1.244cm" draw:z-index="0"><draw:image xlink:href="Pictures/100000000000014C0000002F6C93E4E39CE3F193.png" xlink:type="simple" xlink:show="embed" xlink:actuate="onLoad" draw:mime-type="image/png"/></draw:frame></text:p>
      <text:p text:style-name="Standard"/>
      <text:p text:style-name="Standard"/>
      <text:p text:style-name="P2">Asigna una dirección IP a cada nodo que lo solicita de modo que no pueda asignarse la misma dirección IP a dos nodos distintos de la red.</text:p>
      <text:p text:style-name="Standard"><draw:frame draw:style-name="fr1" draw:name="Imagen2" text:anchor-type="char" svg:x="0.471cm" svg:y="0.051cm" svg:width="14.129cm" svg:height="0.926cm" draw:z-index="1"><draw:image xlink:href="Pictures/100000000000021600000023CE299B4D59A51A5E.png" xlink:type="simple" xlink:show="embed" xlink:actuate="onLoad" draw:mime-type="image/png"/></draw:frame></text:p>
      <text:p text:style-name="Standard"/>
      <text:p text:style-name="Standard"/>
      <text:p text:style-name="P2">Asignar <text:s/>una dirección ip ,mascara de red , puerta por defecto y servidores de resolución de nombres DNS o WINS</text:p>
      <text:p text:style-name="Standard"><draw:frame draw:style-name="fr1" draw:name="Imagen3" text:anchor-type="char" svg:x="1.044cm" svg:y="0.206cm" svg:width="14.975cm" svg:height="0.714cm" draw:z-index="2"><draw:image xlink:href="Pictures/10000000000002360000001B846BC9FB5EFAC59C.png" xlink:type="simple" xlink:show="embed" xlink:actuate="onLoad" draw:mime-type="image/png"/></draw:frame></text:p>
      <text:p text:style-name="P3"><draw:frame draw:style-name="fr1" draw:name="Imagen4" text:anchor-type="char" svg:x="0.33cm" svg:y="1.468cm" svg:width="10.927cm" svg:height="0.82cm" draw:z-index="3"><draw:image xlink:href="Pictures/100000000000019D0000001FF18D230ECE7D920C.png" xlink:type="simple" xlink:show="embed" xlink:actuate="onLoad" draw:mime-type="image/png"/></draw:frame>leer, cambiar y control total . Tambien se puede hacer que la carpeta sea inaccesible para x usuario o que un usuario por ejemplo pueda leer la carpeta y no modificarla y que otro usuario si pueda modificar la misma carpeta.</text:p>
      <text:p text:style-name="Standard"/>
      <text:p text:style-name="Standard"/>
      <text:p text:style-name="Standard">Los elemento necesarios para la construcción de una intranet son :</text:p>
      <text:p text:style-name="Standard">-Una red de área local</text:p>
      <text:p text:style-name="Standard">-Clientes de red</text:p>
      <text:p text:style-name="Standard">-Servidores de red </text:p>
      <text:p text:style-name="Standard">-Configuración del sistema</text:p>
      <text:p text:style-name="P1"/>
      <text:p text:style-name="P1"/>
      <text:p text:style-name="P1"><draw:frame draw:style-name="fr1" draw:name="Imagen5" text:anchor-type="char" svg:x="0.395cm" svg:y="0.113cm" svg:width="4.524cm" svg:height="0.767cm" draw:z-index="4"><draw:image xlink:href="Pictures/10000000000000AB0000001D3FD074FB65E4A36A.png" xlink:type="simple" xlink:show="embed" xlink:actuate="onLoad" draw:mime-type="image/png"/></draw:frame></text:p>
      <text:p text:style-name="P1"/>
      <text:p text:style-name="P1">Se encarga de transferir correo electrónico entre distintos servidores y de mover mensajes desde los clientes a los servidores</text:p>
      <text:p text:style-name="P4"><draw:frame draw:style-name="fr1" draw:name="Imagen6" text:anchor-type="char" svg:x="0.87cm" svg:y="0.353cm" svg:width="14.764cm" svg:height="0.556cm" draw:z-index="5"><draw:image xlink:href="Pictures/100000000000022E0000001509361EF3CA7C97AA.png" xlink:type="simple" xlink:show="embed" xlink:actuate="onLoad" draw:mime-type="image/png"/></draw:frame>Sirve para cuando una tarjeta de red le solicite una dirección ip , el servidor le asigne una dirección ip reservada <text:span text:style-name="T1">(</text:span> lo que garantiza que esa tarjeta siempre tendra la misma dirección ip<text:span text:style-name="T1">)</text:span></text:p>
      <text:p text:style-name="P1"/>
      <text:p text:style-name="P4"><draw:frame draw:style-name="fr1" draw:name="Imagen7" text:anchor-type="char" svg:x="1.432cm" svg:y="0.247cm" svg:width="10.028cm" svg:height="0.873cm" draw:z-index="6"><draw:image xlink:href="Pictures/100000000000017B000000219E941BE03E8F1BB0.png" xlink:type="simple" xlink:show="embed" xlink:actuate="onLoad" draw:mime-type="image/png"/></draw:frame></text:p>
      <text:p text:style-name="P1"/>
      <text:p text:style-name="P1"/>
      <text:p text:style-name="P6">Almacenamiento de conexión directa : cada estación tiene sus discos y los sirve a la red </text:p>
      <text:p text:style-name="P6"/>
      <text:p text:style-name="P6">Almacenamiento centralizado : Varios servidores o estaciones pueden compartir discos físicamente</text:p>
      <text:p text:style-name="P6"/>
      <text:p text:style-name="P7">Almacenamiento de conexión a red : los discos están conectados a la red y los servidores utilizan la red para acceder a ellos</text:p>
      <text:p text:style-name="P7"/>
      <text:p text:style-name="P8">Redes de área de almacenamiento : separan dos partes la red de área local tradicional y la red de acceso a datos .</text:p>
      <text:p text:style-name="P6"/>
      <text:p text:style-name="P1"><draw:frame draw:style-name="fr1" draw:name="Imagen8" text:anchor-type="char" svg:x="0.459cm" svg:y="0.145cm" svg:width="6.932cm" svg:height="0.688cm" draw:z-index="7"><draw:image xlink:href="Pictures/10000000000001060000001ABAFF824284E0A2A3.png" xlink:type="simple" xlink:show="embed" xlink:actuate="onLoad" draw:mime-type="image/png"/></draw:frame></text:p>
      <text:p text:style-name="P1"/>
      <text:p text:style-name="P9">Pertenece a Dynamic Host Configuration Protocol</text:p>
      <text:p text:style-name="P9"/>
      <text:p text:style-name="P9"/>
      <text:p text:style-name="P9"/>
      <text:p text:style-name="P1"><draw:frame draw:style-name="fr1" draw:name="Imagen9" text:anchor-type="char" svg:x="-0.132cm" svg:y="0.24cm" svg:width="6.271cm" svg:height="0.9cm" draw:z-index="8"><draw:image xlink:href="Pictures/10000000000000ED0000002284EED6BDE01522EA.png" xlink:type="simple" xlink:show="embed" xlink:actuate="onLoad" draw:mime-type="image/png"/></draw:frame><text:soft-page-break/></text:p>
      <text:p text:style-name="P1"/>
      <text:p text:style-name="P1"/>
      <text:p text:style-name="P10">Pertenece a Simple Mail Transfer Protocol</text:p>
      <text:p text:style-name="P1"/>
      <text:p text:style-name="P1"><draw:frame draw:style-name="fr1" draw:name="Imagen10" text:anchor-type="char" svg:x="-0.559cm" svg:y="0.365cm" svg:width="9.525cm" svg:height="0.661cm" draw:z-index="9"><draw:image xlink:href="Pictures/1000000000000168000000195FD5C465E04CC315.png" xlink:type="simple" xlink:show="embed" xlink:actuate="onLoad" draw:mime-type="image/png"/></draw:frame></text:p>
      <text:p text:style-name="P1"/>
      <text:p text:style-name="P1"/>
      <text:p text:style-name="P11">Son los discos , mas concretamente , las carpetas y ficheros que se encuentran en ellos</text:p>
      <text:p text:style-name="P1"/>
      <text:p text:style-name="P1"><draw:frame draw:style-name="fr1" draw:name="Imagen11" text:anchor-type="char" svg:x="-0.51cm" svg:y="0.051cm" svg:width="10.054cm" svg:height="0.82cm" draw:z-index="10"><draw:image xlink:href="Pictures/100000000000017C0000001F9C5F6A2864AF57EE.png" xlink:type="simple" xlink:show="embed" xlink:actuate="onLoad" draw:mime-type="image/png"/></draw:frame></text:p>
      <text:p text:style-name="P1"/>
      <text:p text:style-name="P12">Se pueden habilitar en todos los ordenadores , dispositivos de trabajo y en dispositivos de red sencillos.</text:p>
      <text:p text:style-name="P1"><draw:frame draw:style-name="fr1" draw:name="Imagen12" text:anchor-type="char" svg:x="-0.15cm" svg:y="0.102cm" svg:width="10.451cm" svg:height="0.873cm" draw:z-index="11"><draw:image xlink:href="Pictures/100000000000018B00000021F197FB62D140E3CC.png" xlink:type="simple" xlink:show="embed" xlink:actuate="onLoad" draw:mime-type="image/png"/></draw:frame></text:p>
      <text:p text:style-name="P1"/>
      <text:p text:style-name="P1"/>
      <text:p text:style-name="P1">-<text:span text:style-name="T2">Mejora de las <text:s/>comunicaciones internas </text:span></text:p>
      <text:p text:style-name="P1">-<text:span text:style-name="T2">Es posible el acceso a bases de datos </text:span></text:p>
      <text:p text:style-name="P1">-<text:span text:style-name="T2">El acceso a la información es idéntico desde dentro y desde fuera</text:span></text:p>
      <text:p text:style-name="P1">-<text:span text:style-name="T2">Disminuye <text:s/>los riesgos de funcionamiento incorrecto o de obsolescencia tecnológica</text:span></text:p>
      <text:p text:style-name="P1"><draw:frame draw:style-name="fr1" draw:name="Imagen13" text:anchor-type="char" svg:x="1cm" svg:y="0.383cm" svg:width="4.419cm" svg:height="0.714cm" draw:z-index="12"><draw:image xlink:href="Pictures/10000000000000A70000001B818A769C8D0E53BE.png" xlink:type="simple" xlink:show="embed" xlink:actuate="onLoad" draw:mime-type="image/png"/></draw:frame></text:p>
      <text:p text:style-name="P1"/>
      <text:p text:style-name="P1"/>
      <text:p text:style-name="P1"/>
      <text:p text:style-name="P13">Es cualquier recurso disponible de un host a otros host en una red, <text:s/>pueden ser por ejemplo: carpetas , archivos o <text:s/>impresoras.</text:p>
      <text:p text:style-name="P1"/>
      <text:p text:style-name="P1"><draw:frame draw:style-name="fr1" draw:name="Imagen14" text:anchor-type="char" svg:x="1.344cm" svg:y="0.109cm" svg:width="2.858cm" svg:height="0.847cm" draw:z-index="13"><draw:image xlink:href="Pictures/100000000000006C0000002003A13AC5E15A2B64.png" xlink:type="simple" xlink:show="embed" xlink:actuate="onLoad" draw:mime-type="image/png"/></draw:frame></text:p>
      <text:p text:style-name="P1"/>
      <text:p text:style-name="P14">Samba es una tecnología GNU que permite utilizar servidores de discos e impresoras de Microsoft desde clientes Linux.</text:p>
      <text:p text:style-name="P1"/>
      <text:p text:style-name="P16"/>
      <text:p text:style-name="P17">Que significa DNS </text:p>
      <text:p text:style-name="P15"/>
      <text:p text:style-name="P15">Domain Name Syste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2:58:14.650000000</meta:creation-date>
    <dc:date>2022-03-09T14:15:12.359000000</dc:date>
    <meta:editing-duration>PT53M33S</meta:editing-duration>
    <meta:editing-cycles>22</meta:editing-cycles>
    <meta:generator>LibreOffice/7.2.5.2$Windows_X86_64 LibreOffice_project/499f9727c189e6ef3471021d6132d4c694f357e5</meta:generator>
    <meta:document-statistic meta:table-count="0" meta:image-count="14" meta:object-count="0" meta:page-count="2" meta:paragraph-count="26" meta:word-count="365" meta:character-count="2149" meta:non-whitespace-character-count="1800"/>
  </office:meta>
</office:document-meta>
</file>